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67pt" style:font-size-asian="67pt" style:font-size-complex="67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33pt" style:font-size-asian="33pt" style:font-size-complex="3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>Jagiellonian University</text:p>
      <text:p text:style-name="P2"/>
      <text:p text:style-name="P2">TEAM REFERENC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9:18:18</meta:creation-date>
    <dc:date>2013-06-24T19:21:40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6" meta:non-whitespace-character-count="43"/>
    <meta:generator>LibreOffice/3.5$Linux_X86_64 LibreOffice_project/350m1$Build-2</meta:generator>
  </office:meta>
</office:document-meta>
</file>